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cKoiSequenceModule.getPostValue( Configuration tableConf , Configuration columnConf , Configuration modeConf , Connection conn , Statement stm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cKoiSequence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cKoiSequence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cKoiSequenceModule.getSubquery( Configuration tableConf , Configuration columnConf , Configuration mod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cKoiSequence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